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style:repeat="stretch"/>
    </style:style>
    <style:style style:name="gr1" style:family="graphic" style:parent-style-name="objectwithoutfill">
      <style:graphic-properties draw:stroke="solid" draw:stroke-dash="Long_20_Dash" svg:stroke-width="0.018cm" svg:stroke-color="#666666" draw:marker-start-width="0.227cm" draw:marker-end="" draw:marker-end-width="0.227cm" svg:stroke-opacity="100%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Long_20_Dot" svg:stroke-width="0.018cm" svg:stroke-color="#808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Long_20_Dot"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18cm" svg:stroke-color="#00000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draw:stroke="dash" draw:stroke-dash="Dash" svg:stroke-width="0.011cm" svg:stroke-color="#5983b0" draw:marker-start-width="0.217cm" draw:marker-end-width="0.217cm" draw:fill="none" draw:textarea-vertical-align="middle" fo:padding-top="0.131cm" fo:padding-bottom="0.131cm" fo:padding-left="0.256cm" fo:padding-right="0.256cm"/>
    </style:style>
    <style:style style:name="gr8" style:family="graphic" style:parent-style-name="objectwithoutfill">
      <style:graphic-properties draw:stroke="dash" draw:stroke-dash="Long_20_Dash_20_Dot" svg:stroke-width="0.011cm" draw:marker-start-width="0.216cm" draw:marker-end-width="0.216cm" draw:fill="none" draw:textarea-vertical-align="middle" fo:padding-top="0.13cm" fo:padding-bottom="0.13cm" fo:padding-left="0.255cm" fo:padding-right="0.255cm"/>
    </style:style>
    <style:style style:name="gr9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729fcf"/>
      <style:paragraph-properties fo:text-align="center" style:writing-mode="lr-tb"/>
    </style:style>
  </office:automatic-styles>
  <office:body>
    <office:drawing>
      <draw:page draw:name="page1" draw:style-name="dp1" draw:master-page-name="Default">
        <draw:path draw:style-name="gr1" draw:text-style-name="P1" draw:layer="layout" svg:width="3.164cm" svg:height="0.418cm" draw:transform="rotate (0.466875574908483) translate (3.31871763038486cm 2.44927822389374cm)" svg:viewBox="0 0 3165 419" svg:d="M0 394c766 134 566-321 1240-383s1251 150 1925 347">
          <text:p/>
        </draw:path>
        <draw:line draw:style-name="gr2" draw:text-style-name="P1" draw:layer="layout" svg:x1="6.308cm" svg:y1="1.337cm" svg:x2="3.496cm" svg:y2="1.337cm">
          <text:p/>
        </draw:line>
        <draw:line draw:style-name="gr3" draw:text-style-name="P1" draw:layer="layout" svg:x1="6.308cm" svg:y1="1.341cm" svg:x2="6.308cm" svg:y2="2.794cm">
          <text:p/>
        </draw:line>
        <draw:line draw:style-name="gr4" draw:text-style-name="P2" draw:layer="layout" svg:x1="3.5cm" svg:y1="5.6cm" svg:x2="3.5cm" svg:y2="0cm">
          <text:p/>
        </draw:line>
        <draw:line draw:style-name="gr4" draw:text-style-name="P1" draw:layer="layout" svg:x1="0cm" svg:y1="2.8cm" svg:x2="7cm" svg:y2="2.8cm">
          <text:p/>
        </draw:line>
        <draw:path draw:style-name="gr5" draw:text-style-name="P1" draw:layer="layout" svg:width="5.934cm" svg:height="2.052cm" draw:transform="rotate (0.154636171726698) translate (0.444993119804067cm 2.2580851900885cm)" svg:viewBox="0 0 5935 2053" svg:d="M0 2000c1298 64 3163 257 3528-900 290-920 737-986 2407-1100">
          <text:p/>
        </draw:path>
        <draw:path draw:style-name="gr5" draw:text-style-name="P2" draw:layer="layout" svg:width="5.991cm" svg:height="1.883cm" draw:transform="rotate (0.186575697038194) translate (0.407590373572283cm 2.38503110048442cm)" svg:viewBox="0 0 5992 1884" svg:d="M0 1884c1878-1 2009-129 2399-1006 391-877 1085-979 3593-810">
          <text:p/>
        </draw:path>
        <draw:frame draw:style-name="gr6" draw:text-style-name="P3" draw:layer="layout" svg:width="0.407cm" svg:height="0.268cm" svg:x="3.155cm" svg:y="1.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0.411cm" svg:height="0.268cm" svg:x="3.132cm" svg:y="1.7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3" draw:layer="layout" svg:width="0.449cm" svg:height="0.268cm" svg:x="6.127cm" svg:y="2.8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3" draw:layer="layout" svg:width="0.457cm" svg:height="0.268cm" svg:x="4.065cm" svg:y="2.8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3" draw:layer="layout" svg:width="0.576cm" svg:height="0.47cm" svg:x="6.531cm" svg:y="2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3" draw:layer="layout" svg:width="0.488cm" svg:height="0.47cm" svg:x="3.607cm" svg:y="-0.0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7" draw:text-style-name="P1" draw:layer="layout" svg:x1="-0.176cm" svg:y1="3.878cm" svg:x2="7.173cm" svg:y2="1.723cm">
          <text:p/>
        </draw:line>
        <draw:line draw:style-name="gr8" draw:text-style-name="P1" draw:layer="layout" svg:x1="2.532cm" svg:y1="5.763cm" svg:x2="5.203cm" svg:y2="-0.243cm">
          <text:p/>
        </draw:line>
        <draw:frame draw:style-name="gr6" draw:text-style-name="P3" draw:layer="layout" svg:width="0.538cm" svg:height="0.18cm" svg:x="5.154cm" svg:y="2.3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4" draw:layer="layout" svg:width="0.568cm" svg:height="0.18cm" svg:x="4.793cm" svg:y="0.69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13" svg:d="M0 13l10-13 10 13z"/>
    <draw:stroke-dash draw:name="Dash" draw:style="rect" draw:dots1="1" draw:dots1-length="300%" draw:distance="300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0T17:22:27.517000000</meta:creation-date>
    <dc:date>2021-09-22T02:14:14.627000000</dc:date>
    <meta:editing-duration>PT13M7S</meta:editing-duration>
    <meta:editing-cycles>5</meta:editing-cycles>
    <meta:generator>LibreOffice/7.1.0.3$Windows_X86_64 LibreOffice_project/f6099ecf3d29644b5008cc8f48f42f4a40986e4c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tyle mathsize="50%">
      <msub>
        <mi>B</mi>
        <mi>s</mi>
      </msub>
    </mstyle>
    <annotation encoding="StarMath 5.0">size*0.5 B_s
</annotation>
  </semantics>
</math>
</file>

<file path=Object 2/content.xml><?xml version="1.0" encoding="utf-8"?>
<math xmlns="http://www.w3.org/1998/Math/MathML" display="block">
  <semantics>
    <mstyle mathsize="50%">
      <msub>
        <mi>B</mi>
        <mi>r</mi>
      </msub>
    </mstyle>
    <annotation encoding="StarMath 5.0">size*0.5 B_r
</annotation>
  </semantics>
</math>
</file>

<file path=Object 3/content.xml><?xml version="1.0" encoding="utf-8"?>
<math xmlns="http://www.w3.org/1998/Math/MathML" display="block">
  <semantics>
    <mstyle mathsize="50%">
      <msub>
        <mi>H</mi>
        <mi>s</mi>
      </msub>
    </mstyle>
    <annotation encoding="StarMath 5.0">size*0.5 H_s
</annotation>
  </semantics>
</math>
</file>

<file path=Object 4/content.xml><?xml version="1.0" encoding="utf-8"?>
<math xmlns="http://www.w3.org/1998/Math/MathML" display="block">
  <semantics>
    <mstyle mathsize="50%">
      <msub>
        <mi>H</mi>
        <mi>c</mi>
      </msub>
    </mstyle>
    <annotation encoding="StarMath 5.0">size*0.5 H_c
</annotation>
  </semantics>
</math>
</file>

<file path=Object 5/content.xml><?xml version="1.0" encoding="utf-8"?>
<math xmlns="http://www.w3.org/1998/Math/MathML" display="block">
  <semantics>
    <mi>H</mi>
    <annotation encoding="StarMath 5.0">H
</annotation>
  </semantics>
</math>
</file>

<file path=Object 6/content.xml><?xml version="1.0" encoding="utf-8"?>
<math xmlns="http://www.w3.org/1998/Math/MathML" display="block">
  <semantics>
    <mi>B</mi>
    <annotation encoding="StarMath 5.0">
B
</annotation>
  </semantics>
</math>
</file>

<file path=Object 7/content.xml><?xml version="1.0" encoding="utf-8"?>
<math xmlns="http://www.w3.org/1998/Math/MathML" display="block">
  <semantics>
    <mstyle mathsize="50%">
      <msub>
        <mi>μ</mi>
        <mi mathvariant="italic">нач</mi>
      </msub>
    </mstyle>
    <annotation encoding="StarMath 5.0">size*0.5 %mu_нач
</annotation>
  </semantics>
</math>
</file>

<file path=Object 8/content.xml><?xml version="1.0" encoding="utf-8"?>
<math xmlns="http://www.w3.org/1998/Math/MathML" display="block">
  <semantics>
    <mstyle mathsize="50%">
      <msub>
        <mi>μ</mi>
        <mi mathvariant="italic">max</mi>
      </msub>
    </mstyle>
    <annotation encoding="StarMath 5.0">size*0.5 %mu_max
</annotation>
  </semantics>
</math>
</file>